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P2" style:family="paragraph" style:parent-style-name="Text_20_body" style:list-style-name="L1"/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○">
        <style:list-level-properties text:list-level-position-and-space-mode="label-alignment">
          <style: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■">
        <style:list-level-properties text:list-level-position-and-space-mode="label-alignment">
          <style: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○">
        <style:list-level-properties text:list-level-position-and-space-mode="label-alignment">
          <style: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■">
        <style:list-level-properties text:list-level-position-and-space-mode="label-alignment">
          <style: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○">
        <style:list-level-properties text:list-level-position-and-space-mode="label-alignment">
          <style: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■">
        <style:list-level-properties text:list-level-position-and-space-mode="label-alignment">
          <style: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Analysis Model</text:h>
      <text:p text:style-name="Text_20_body">Es tracta d'un model descriptiu dels casos d'us del sistema que ens representa els objectes i tot el conjunt de relacions entre ells.</text:p>
      <text:h text:style-name="Heading_20_3" text:outline-level="3">Canvis respecte l'analisi</text:h>
      <text:p text:style-name="Text_20_body">A continuació descriurem quins han set els principals canvis que s'han portat a terme respecte als diagrames obtinguts com a resultat del procés d'anàlisi del sistema.</text:p>
      <text:p text:style-name="Text_20_body">Així doncs, per a cadascuna de les capes em realitzat els seguents canvis:</text:p>
      <text:list text:style-name="L1">
        <text:list-item>
          <text:p text:style-name="P2">Capa presentació: Aquesta capa esta formada bàsicament pels mateixos packages, i el que em fet a sigut adaptar el disseny de l'interacció amb el sistema extern d'acord a les decisions de disseny preses, així com <text:s/>l'aplicació del patró DTO.</text:p>
        </text:list-item>
        <text:list-item>
          <text:p text:style-name="P2">Capa domini: En aquesta capa em aplicat els patrons per a millorar el disseny global del sistema. Destacarem l'ús que em fet del patró <text:s/>singleton, el patro estat i finalment el patró DTO, encara que aquest ha sigut utilitzat a la part de la capa de presentació.</text:p>
        </text:list-item>
        <text:list-item>
          <text:p text:style-name="P2">Capa de dades: Conté la interacció amb la base de dades.</text:p>
        </text:list-item>
      </text:list>
      <text:p text:style-name="Text_20_body">A continuació procedirem a descriure per a cadascuna de les capes els packages que conté.</text:p>
      <text:h text:style-name="Heading_20_4" text:outline-level="4">Capa presentació</text:h>
      <text:p text:style-name="Text_20_body">A continuació realitzarem una breu del contingut dels packages d'aquesta capa.</text:p>
      <text:p text:style-name="Text_20_body">Package &lt;GestioComandesContractes&gt;</text:p>
      <text:p text:style-name="Text_20_body">Package&lt;Planificacio&gt;</text:p>
      <text:p text:style-name="Text_20_body">Package&lt;SistemaEntregaRecepcio&gt;</text:p>
      <text:h text:style-name="Heading_20_4" text:outline-level="4">Capa domini</text:h>
      <text:p text:style-name="Text_20_body">Package &lt;GestioComandesContractes&gt;</text:p>
      <text:p text:style-name="Text_20_body">Package&lt;Planificacio&gt;</text:p>
      <text:p text:style-name="Text_20_body">Package&lt;SistemaEntregaRecepcio&gt;</text:p>
      <text:h text:style-name="Heading_20_4" text:outline-level="4">Capa dades</text:h>
      <text:p text:style-name="Text_20_body">Package &lt;GestioComandesContractes&gt;</text:p>
      <text:p text:style-name="Text_20_body">Package&lt;Planificacio&gt;</text:p>
      <text:p text:style-name="Text_20_body">Package&lt;SistemaEntregaRecepcio&gt;</text:p>
      <text:p text:style-name="Text_20_body">Package&lt;GestioClients&gt;</text:p>
      <text:p text:style-name="Text_20_body">Package&lt;SistemaFinancer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5T00:11:17</dc:date>
    <dc:language>es-ES</dc:language>
    <meta:editing-cycles>45</meta:editing-cycles>
    <meta:editing-duration>PT04H25M30S</meta:editing-duration>
    <meta:document-statistic meta:table-count="0" meta:image-count="0" meta:object-count="0" meta:page-count="1" meta:paragraph-count="24" meta:word-count="213" meta:character-count="148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